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152cm" draw:marker-end="Arrow" draw:marker-end-width="0.305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076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="Arrow" draw:marker-end-width="0.305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1cm" svg:stroke-color="#000000" draw:marker-start-width="0.152cm" draw:marker-end="Arrow" draw:marker-end-width="0.305cm" draw:fill="none" draw:fill-color="#ffffff" draw:textarea-horizontal-align="left" draw:auto-grow-height="true" draw:auto-grow-width="true" fo:min-height="0.712cm" fo:min-width="5.645cm"/>
    </style:style>
    <style:style style:name="gr5" style:family="graphic" style:parent-style-name="standard">
      <style:graphic-properties draw:stroke="none" svg:stroke-width="0.051cm" svg:stroke-color="#000000" draw:marker-start-width="0.152cm" draw:marker-end="Arrow" draw:marker-end-width="0.305cm" draw:fill="none" draw:fill-color="#ffffff" draw:textarea-horizontal-align="left" draw:auto-grow-height="true" draw:auto-grow-width="true" fo:min-height="0.712cm" fo:min-width="6.178cm"/>
    </style:style>
    <style:style style:name="gr6" style:family="graphic" style:parent-style-name="standard">
      <style:graphic-properties draw:stroke="none" svg:stroke-width="0.051cm" svg:stroke-color="#000000" draw:marker-start-width="0.152cm" draw:marker-end="Arrow" draw:marker-end-width="0.305cm" draw:fill="none" draw:fill-color="#ffffff" draw:textarea-horizontal-align="left" draw:auto-grow-height="true" draw:auto-grow-width="true" fo:min-height="0.712cm" fo:min-width="5.531cm"/>
    </style:style>
    <style:style style:name="gr7" style:family="graphic" style:parent-style-name="standard">
      <style:graphic-properties draw:stroke="none" svg:stroke-width="0.051cm" svg:stroke-color="#000000" draw:marker-start-width="0.076cm" draw:marker-end="Arrow" draw:marker-end-width="0.305cm" draw:fill="none" draw:fill-color="#ffffff" draw:textarea-horizontal-align="left" draw:auto-grow-height="true" draw:auto-grow-width="true" fo:min-height="0.712cm" fo:min-width="5.5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solid" draw:fill-color="#ffffcc"/>
      <style:paragraph-properties fo:margin-left="0cm" fo:margin-right="0cm" fo:text-align="center" fo:text-indent="0cm"/>
      <style:text-properties style:font-name="Arial2" fo:font-size="24pt" style:font-size-asian="24pt" style:font-size-complex="24pt"/>
    </style:style>
    <style:style style:name="P4" style:family="paragraph">
      <style:text-properties style:font-name="Arial2" fo:font-size="24pt" style:font-size-asian="24pt" style:font-size-complex="24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Arial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xml:id="id1" draw:id="id1" draw:layer="layout" svg:width="9.999cm" svg:height="2.567cm" svg:x="0.203cm" svg:y="0.113cm">
          <text:p text:style-name="P1"><text:span text:style-name="T1">Uniform</text:span></text:p>
          <text:p text:style-name="P2"><text:span text:style-name="T1">Reliable Broadcast</text:span></text:p>
        </draw:rect>
        <draw:rect draw:style-name="gr1" draw:text-style-name="P3" xml:id="id3" draw:id="id3" draw:layer="layout" svg:width="9.999cm" svg:height="2.567cm" svg:x="0.203cm" svg:y="5.614cm">
          <text:p text:style-name="P1"><text:span text:style-name="T1">Uniform</text:span></text:p>
          <text:p text:style-name="P2"><text:span text:style-name="T1">FIFO Broadcast</text:span></text:p>
        </draw:rect>
        <draw:rect draw:style-name="gr1" draw:text-style-name="P3" xml:id="id5" draw:id="id5" draw:layer="layout" svg:width="9.999cm" svg:height="2.567cm" svg:x="0.203cm" svg:y="11.215cm">
          <text:p text:style-name="P1"><text:span text:style-name="T1">Uniform</text:span></text:p>
          <text:p text:style-name="P2"><text:span text:style-name="T1">Causal Broadcast</text:span></text:p>
        </draw:rect>
        <draw:rect draw:style-name="gr1" draw:text-style-name="P3" xml:id="id2" draw:id="id2" draw:layer="layout" svg:width="9.999cm" svg:height="2.567cm" svg:x="16.334cm" svg:y="0.114cm">
          <text:p text:style-name="P1"><text:span text:style-name="T1">Uniform</text:span></text:p>
          <text:p text:style-name="P2"><text:span text:style-name="T1">Atomic Broadcast</text:span></text:p>
        </draw:rect>
        <draw:rect draw:style-name="gr1" draw:text-style-name="P3" xml:id="id4" draw:id="id4" draw:layer="layout" svg:width="9.999cm" svg:height="2.567cm" svg:x="16.334cm" svg:y="5.615cm">
          <text:p text:style-name="P1"><text:span text:style-name="T1">Uniform</text:span></text:p>
          <text:p text:style-name="P2"><text:span text:style-name="T1">FIFO Atomic Broadcast</text:span></text:p>
        </draw:rect>
        <draw:rect draw:style-name="gr1" draw:text-style-name="P3" xml:id="id6" draw:id="id6" draw:layer="layout" svg:width="9.999cm" svg:height="2.567cm" svg:x="16.334cm" svg:y="11.216cm">
          <text:p text:style-name="P1"><text:span text:style-name="T1">Uniform</text:span></text:p>
          <text:p text:style-name="P2"><text:span text:style-name="T1">Causal Atomic Broadcast\</text:span></text:p>
        </draw:rect>
        <draw:connector draw:style-name="gr2" draw:text-style-name="P4" draw:layer="layout" draw:type="line" svg:x1="10.202cm" svg:y1="1.396cm" svg:x2="16.334cm" svg:y2="1.397cm" draw:start-shape="id1" draw:start-glue-point="1" draw:end-shape="id2" draw:end-glue-point="3" svg:d="M10202 1396l6132 1" svg:viewBox="0 0 6133 2">
          <text:p/>
        </draw:connector>
        <draw:connector draw:style-name="gr2" draw:text-style-name="P4" draw:layer="layout" draw:type="line" svg:x1="10.202cm" svg:y1="6.897cm" svg:x2="16.334cm" svg:y2="6.898cm" draw:start-shape="id3" draw:start-glue-point="1" draw:end-shape="id4" draw:end-glue-point="3" svg:d="M10202 6897l6132 1" svg:viewBox="0 0 6133 2">
          <text:p/>
        </draw:connector>
        <draw:connector draw:style-name="gr2" draw:text-style-name="P4" draw:layer="layout" draw:type="line" svg:x1="10.202cm" svg:y1="12.498cm" svg:x2="16.334cm" svg:y2="12.499cm" draw:start-shape="id5" draw:start-glue-point="1" draw:end-shape="id6" draw:end-glue-point="3" svg:d="M10202 12498l6132 1" svg:viewBox="0 0 6133 2">
          <text:p/>
        </draw:connector>
        <draw:connector draw:style-name="gr3" draw:text-style-name="P4" draw:layer="layout" draw:type="line" svg:x1="5.202cm" svg:y1="2.68cm" svg:x2="5.202cm" svg:y2="5.614cm" draw:start-shape="id1" draw:start-glue-point="2" draw:end-shape="id3" draw:end-glue-point="0" svg:d="M5202 2680v2934" svg:viewBox="0 0 1 2935">
          <text:p/>
        </draw:connector>
        <draw:connector draw:style-name="gr2" draw:text-style-name="P4" draw:layer="layout" draw:type="line" svg:x1="5.202cm" svg:y1="8.181cm" svg:x2="5.202cm" svg:y2="11.215cm" draw:start-shape="id3" draw:start-glue-point="2" draw:end-shape="id5" draw:end-glue-point="0" svg:d="M5202 8181v3034" svg:viewBox="0 0 1 3035">
          <text:p/>
        </draw:connector>
        <draw:connector draw:style-name="gr2" draw:text-style-name="P4" draw:layer="layout" draw:type="line" svg:x1="21.333cm" svg:y1="2.681cm" svg:x2="21.333cm" svg:y2="5.615cm" draw:start-shape="id2" draw:start-glue-point="2" draw:end-shape="id4" draw:end-glue-point="0" svg:d="M21333 2681v2934" svg:viewBox="0 0 1 2935">
          <text:p/>
        </draw:connector>
        <draw:connector draw:style-name="gr2" draw:text-style-name="P4" draw:layer="layout" draw:type="line" svg:x1="21.333cm" svg:y1="8.182cm" svg:x2="21.333cm" svg:y2="11.216cm" draw:start-shape="id4" draw:start-glue-point="2" draw:end-shape="id6" draw:end-glue-point="0" svg:d="M21333 8182v3034" svg:viewBox="0 0 1 3035">
          <text:p/>
        </draw:connector>
        <draw:frame draw:style-name="gr4" draw:text-style-name="P5" draw:layer="layout" svg:width="6.145cm" svg:height="0.962cm" svg:x="2.657cm" svg:y="3.418cm">
          <draw:text-box>
            <text:p text:style-name="P2">Uniform FIFO Order</text:p>
          </draw:text-box>
        </draw:frame>
        <draw:frame draw:style-name="gr5" draw:text-style-name="P5" draw:layer="layout" svg:width="6.678cm" svg:height="0.962cm" svg:x="2.657cm" svg:y="8.919cm">
          <draw:text-box>
            <text:p text:style-name="P2">Uniform Causal Order</text:p>
          </draw:text-box>
        </draw:frame>
        <draw:frame draw:style-name="gr4" draw:text-style-name="P5" draw:layer="layout" svg:width="6.145cm" svg:height="0.962cm" svg:x="18.857cm" svg:y="3.419cm">
          <draw:text-box>
            <text:p text:style-name="P2">Uniform FIFO Order</text:p>
          </draw:text-box>
        </draw:frame>
        <draw:frame draw:style-name="gr5" draw:text-style-name="P5" draw:layer="layout" svg:width="6.678cm" svg:height="0.962cm" svg:x="18.858cm" svg:y="8.92cm">
          <draw:text-box>
            <text:p text:style-name="P2">Uniform Causal Order</text:p>
          </draw:text-box>
        </draw:frame>
        <draw:frame draw:style-name="gr6" draw:text-style-name="P5" draw:layer="layout" svg:width="6.031cm" svg:height="0.962cm" svg:x="10.257cm" svg:y="1.319cm">
          <draw:text-box>
            <text:p text:style-name="P2">Uniform Total Order</text:p>
          </draw:text-box>
        </draw:frame>
        <draw:frame draw:style-name="gr7" draw:text-style-name="P5" draw:layer="layout" svg:width="6.031cm" svg:height="0.962cm" svg:x="10.258cm" svg:y="6.82cm">
          <draw:text-box>
            <text:p text:style-name="P2">Uniform Total Order</text:p>
          </draw:text-box>
        </draw:frame>
        <draw:frame draw:style-name="gr7" draw:text-style-name="P5" draw:layer="layout" svg:width="6.031cm" svg:height="0.962cm" svg:x="10.259cm" svg:y="12.421cm">
          <draw:text-box>
            <text:p text:style-name="P2">Uniform Total Order</text:p>
          </draw:text-box>
        </draw:frame>
        <draw:frame draw:style-name="gr4" draw:text-style-name="P5" draw:layer="layout" svg:width="6.145cm" svg:height="0.962cm" svg:x="18.858cm" svg:y="3.419cm">
          <draw:text-box>
            <text:p text:style-name="P2">Uniform FIFO Or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09-27T08:59:50</meta:creation-date>
    <dc:date>2016-03-02T10:56:03.079722000</dc:date>
    <meta:editing-duration>PT2H4M19S</meta:editing-duration>
    <meta:editing-cycles>7</meta:editing-cycles>
    <meta:generator>LibreOffice/5.1.0.3$MacOSX_X86_64 LibreOffice_project/5e3e00a007d9b3b6efb6797a8b8e57b51ab1f737</meta:generator>
    <meta:document-statistic meta:object-count="21"/>
  </office:meta>
</office:document-meta>
</file>